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5cm"/>
    </style:style>
    <style:style style:name="co2" style:family="table-column">
      <style:table-column-properties fo:break-before="auto" style:column-width="1.441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2.291cm"/>
    </style:style>
    <style:style style:name="co7" style:family="table-column">
      <style:table-column-properties fo:break-before="auto" style:column-width="15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ri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cen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nam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sult_action</text:p>
          </table:table-cell>
          <table:table-cell office:value-type="string" calcext:value-type="string">
            <text:p>result_text_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Die Kiste ist verschlossen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Katzi weiß nicht, wie sie die Kiste öffnen soll, so ganz ohne Daumen…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Meh. Verarbeitetes Holz ist nicht so meins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Riecht etwas schimmelig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attach_wool</text:p>
          </table:table-cell>
          <table:table-cell office:value-type="string" calcext:value-type="string">
            <text:p>Katzi hat eine Schnur um den Knopf der Kiste gewickelt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An der Kiste ist eine Wollschnur befestigt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open_box</text:p>
          </table:table-cell>
          <table:table-cell office:value-type="string" calcext:value-type="string">
            <text:p>Katzi zieht an der Schnur. Kaum ist die Kiste offen, wacht Mausi auf und stürmt hin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Meh. Verarbeitetes Holz ist nicht so meins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Riecht etwas schimmelig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Pssst, das Mäuschen schläft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Ich möchte es nicht stör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Katzi fällt dazu nichts ein…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Es schläft doch so friedlich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Nein! Armes Mausi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Es riecht nach Heu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„Ich glaube, das Mäuschen will jetzt nicht spiel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Wir wissen noch nicht, ob sie verschlossen ist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 sehr aufgewecktes Mäuschen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Man nimmt nicht einfach fremde Mäusch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Was soll ich damit?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talk</text:p>
          </table:table-cell>
          <table:table-cell/>
          <table:table-cell office:value-type="string" calcext:value-type="string">
            <text:p>start_dialog</text:p>
          </table:table-cell>
          <table:table-cell office:value-type="string" calcext:value-type="string">
            <text:p>Mausi wühlt durch ihre Felltaschen und zieht einen Schlüssel hervor. Katzi nimmt ihn dankend an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Nein! Armes Mausi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Es riecht nach Heu und Käse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as Mäuschen ist nicht sehr verschloss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 sehr aufgewecktes Mäuschen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Man nimmt nicht einfach fremde Mäusch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Was soll ich damit?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Mausi: „Hab draußen viel Spaß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Nein! Armes Mausi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Es riecht nach Heu und Käse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as Mäuschen ist nicht sehr verschloss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kleiner Baum… Da hängt doch etwas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er ist mir zu unhandlich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Es ist noch nicht an der Zeit, Chaos zu verursachen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Wie ist die Luft da oben?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scratch</text:p>
          </table:table-cell>
          <table:table-cell/>
          <table:table-cell office:value-type="string" calcext:value-type="string">
            <text:p>drop_wool</text:p>
          </table:table-cell>
          <table:table-cell office:value-type="string" calcext:value-type="string">
            <text:p>Katzi wetzt seine Krallen ausgiebig am Stamm des Baums. Ein Wollknäul fällt vom Baum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Mmmmh. Der Duft der Natur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RROR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 kleiner zerkratzter Baum.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er ist mir zu unhandlich.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Der sieht schon benutzt aus.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Möchtest du auch mit nach draußen?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Katzi wetzt seine Krallen ausgiebig am Stamm des Baums.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Mmmmh. Der Duft der Natur…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„Da ist die geknäulte Schönheit runtergepurzelt…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er Baum wurde noch nicht zu einer Tür verarbeitet.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Wollknäul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take</text:p>
          </table:table-cell>
          <table:table-cell/>
          <table:table-cell office:value-type="string" calcext:value-type="string">
            <text:p>take_wool</text:p>
          </table:table-cell>
          <table:table-cell office:value-type="string" calcext:value-type="string">
            <text:p>Katzi nimmt das Wollknäul mit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Katzi schubst den Wollknäul ein wenig umher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geknäulte Schönheit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Ich möchte es nicht zerstören... NOCH nicht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Es riecht noch nach Baum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e kleintiergroße Tür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Ich bin nicht stark genug um sie aus den Angeln zu heb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Sie ist verschloss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ooo? Ist dahinter jemand?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Verarbeitetes Holz ist nicht so meins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“Frisch geölt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„Das verstehe ich jetzt nicht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open_door</text:p>
          </table:table-cell>
          <table:table-cell office:value-type="string" calcext:value-type="string">
            <text:p>Katzi steckt den Schlüssel in das Schlüsselloch. Die Tür öffnet sich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e kleintiergroße, geöffnete Tür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Ich bin nicht stark genug um sie aus den Angeln zu heb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leave_room</text:p>
          </table:table-cell>
          <table:table-cell office:value-type="string" calcext:value-type="string">
            <text:p>Katzi entschwindet durch die Tür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Natur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Verarbeitetes Holz ist nicht so meins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Der wunderbare Duft der Außenwelt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 schimmeliger Käse, der von einer Maus bewacht wird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Das Mäuschen stellt sich in den Weg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Das Mäuschen stellt sich in den Weg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Das Mäuschen schüttelt drohend den Kopf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Das Mäuschen stellt sich in den Weg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Das ist Käse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Das Mäuschen stellt sich in den Weg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6:34:33.57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5-22T16:33:35.669000000</dc:date>
    <meta:editing-duration>PT2H27M53S</meta:editing-duration>
    <meta:editing-cycles>16</meta:editing-cycles>
    <meta:document-statistic meta:table-count="1" meta:cell-count="615" meta:object-count="0"/>
  </office:meta>
</office:document-meta>
</file>